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Menl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24bee" officeooo:paragraph-rsid="00176838" style:font-weight-asian="normal" style:font-weight-complex="normal"/>
    </style:style>
    <style:style style:name="P2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2aaa4" officeooo:paragraph-rsid="00176838" style:font-weight-asian="normal" style:font-weight-complex="normal"/>
    </style:style>
    <style:style style:name="P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3845f" officeooo:paragraph-rsid="00176838" style:font-weight-asian="normal" style:font-weight-complex="normal"/>
    </style:style>
    <style:style style:name="P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56c91" officeooo:paragraph-rsid="00176838" style:font-weight-asian="normal" style:font-weight-complex="normal"/>
    </style:style>
    <style:style style:name="P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73eb5" officeooo:paragraph-rsid="00176838" style:font-weight-asian="normal" style:font-weight-complex="normal"/>
    </style:style>
    <style:style style:name="P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b1e9a" officeooo:paragraph-rsid="00176838" style:font-weight-asian="normal" style:font-weight-complex="normal"/>
    </style:style>
    <style:style style:name="P7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b4eb9" officeooo:paragraph-rsid="00176838" style:font-weight-asian="normal" style:font-weight-complex="normal"/>
    </style:style>
    <style:style style:name="P8" style:family="paragraph" style:parent-style-name="Standard">
      <style:paragraph-properties fo:margin-top="0in" fo:margin-bottom="0in" loext:contextual-spacing="false"/>
      <style:text-properties style:text-underline-style="none" fo:font-weight="bold" officeooo:rsid="0063845f" officeooo:paragraph-rsid="00176838" style:font-weight-asian="bold" style:font-weight-complex="bold"/>
    </style:style>
    <style:style style:name="P9" style:family="paragraph" style:parent-style-name="Standard">
      <style:paragraph-properties fo:margin-top="0in" fo:margin-bottom="0in" loext:contextual-spacing="false" fo:text-align="center" style:justify-single-word="false"/>
      <style:text-properties fo:font-size="14pt" style:text-underline-style="none" fo:font-weight="bold" officeooo:rsid="00624bee" officeooo:paragraph-rsid="00176838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top="0in" fo:margin-bottom="0in" loext:contextual-spacing="false" fo:text-align="center" style:justify-single-word="false"/>
      <style:text-properties fo:font-size="14pt" style:text-underline-style="solid" style:text-underline-width="auto" style:text-underline-color="font-color" fo:font-weight="bold" officeooo:rsid="00624bee" officeooo:paragraph-rsid="00176838" style:font-size-asian="14pt" style:font-weight-asian="bold" style:font-size-complex="14pt" style:font-weight-complex="bold"/>
    </style:style>
    <style:style style:name="P11" style:family="paragraph" style:parent-style-name="Preformatted_20_Text">
      <style:paragraph-properties fo:margin-top="0in" fo:margin-bottom="0in" loext:contextual-spacing="false"/>
      <style:text-properties fo:font-variant="normal" fo:text-transform="none" fo:color="#333333" style:font-name="Monaco" fo:font-size="9.55000019073486pt" fo:letter-spacing="normal" fo:font-style="normal" style:text-underline-style="none" fo:font-weight="normal" officeooo:rsid="006b4eb9" officeooo:paragraph-rsid="00176838" style:font-weight-asian="normal" style:font-weight-complex="normal"/>
    </style:style>
    <style:style style:name="T1" style:family="text">
      <style:text-properties officeooo:rsid="006929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et up for VPN, SSH and Remote Desktop</text:p>
      <text:p text:style-name="P9"/>
      <text:p text:style-name="P2">Request for VPN access through ZenDesk</text:p>
      <text:p text:style-name="P2">Once approved, we will get a VPN configuration file which we can use from an OpenVPN client.</text:p>
      <text:p text:style-name="P2"/>
      <text:p text:style-name="P3">To connect to VPN in windows, we can use the OpenVPN client.</text:p>
      <text:p text:style-name="P3">In Ubuntu 16.04, we can do the following</text:p>
      <text:p text:style-name="P8">sudo apt install openvpn</text:p>
      <text:p text:style-name="P8">sudo openvpn --config &lt;vpn-config-file&gt;</text:p>
      <text:p text:style-name="P1"/>
      <text:p text:style-name="P3">To get the remote desktop working, we can just simply enable desktop sharing in Ubuntu 16.04 and set a password. <text:s/><text:span text:style-name="T1">This will enable the vino server.</text:span></text:p>
      <text:p text:style-name="P2"><text:a xlink:type="simple" xlink:href="http://ubuntuhandbook.org/index.php/2016/07/remote-access-ubuntu-16-04/" text:style-name="Internet_20_link" text:visited-style-name="Visited_20_Internet_20_Link">http://ubuntuhandbook.org/index.php/2016/07/remote-access-ubuntu-16-04/</text:a> </text:p>
      <text:p text:style-name="P1"/>
      <text:p text:style-name="P3">Then we can use a VNC client to access.</text:p>
      <text:p text:style-name="P3">Ubuntu we can use Remmina that comes with the default ubuntu 16.04 installation.</text:p>
      <text:p text:style-name="P4"><text:a xlink:type="simple" xlink:href="https://www.linode.com/docs/applications/remote-desktop/install-vnc-on-ubuntu-16-04" text:style-name="Internet_20_link" text:visited-style-name="Visited_20_Internet_20_Link">https://www.linode.com/docs/applications/remote-desktop/install-vnc-on-ubuntu-16-04</text:a> </text:p>
      <text:p text:style-name="P5"><text:a xlink:type="simple" xlink:href="https://askubuntu.com/questions/304017/how-to-set-up-remote-desktop-sharing-through-ssh" text:style-name="Internet_20_link" text:visited-style-name="Visited_20_Internet_20_Link">https://askubuntu.com/questions/304017/how-to-set-up-remote-desktop-sharing-through-ssh</text:a> </text:p>
      <text:p text:style-name="P3"/>
      <text:p text:style-name="P6">killall vino-server</text:p>
      <text:p text:style-name="P6">To stop the desktop sharing. </text:p>
      <text:p text:style-name="P6"/>
      <text:p text:style-name="P7">To enable SSH</text:p>
      <text:p text:style-name="P11">sudo apt-get install openssh-server</text:p>
      <text:p text:style-name="P11">sudo service ssh status</text:p>
      <text:p text:style-name="P11">sudo nano /etc/ssh/sshd_config</text:p>
      <text:p text:style-name="P11">sudo service ssh resta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, Menl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11:48:12.053569627</meta:creation-date>
    <dc:date>2017-10-27T11:49:06.830158103</dc:date>
    <meta:editing-duration>PT54S</meta:editing-duration>
    <meta:editing-cycles>1</meta:editing-cycles>
    <meta:document-statistic meta:table-count="0" meta:image-count="0" meta:object-count="0" meta:page-count="1" meta:paragraph-count="20" meta:word-count="136" meta:character-count="1014" meta:non-whitespace-character-count="894"/>
    <meta:generator>LibreOffice/5.1.6.2$Linux_X86_64 LibreOffice_project/10m0$Build-2</meta:generator>
  </office:meta>
</office:document-meta>
</file>